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alk_results" table:style-name="ta1">
        <table:shapes>
          <draw:frame draw:z-index="0" draw:style-name="gr1" draw:text-style-name="P1" svg:width="833.73pt" svg:height="619.2pt" svg:x="547.74pt" svg:y="16.02pt">
            <loext:p draw:notify-on-update-of-ranges="walk_results.D17:walk_results.D32 walk_results.J17:walk_results.J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2" calcext:value-type="float">
            <text:p>4.25302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3" calcext:value-type="float">
            <text:p>2.51143E-05</text:p>
          </table:table-cell>
          <table:table-cell/>
          <table:table-cell table:formula="of:=([.H17]-[.F17])*1000000000" office:value-type="float" office:value="13.7999999999998" calcext:value-type="float">
            <text:p>13.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345809" calcext:value-type="float">
            <text:p>0.03458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3" calcext:value-type="float">
            <text:p>2.51143E-05</text:p>
          </table:table-cell>
          <table:table-cell/>
          <table:table-cell table:formula="of:=([.H18]-[.F18])*1000000000" office:value-type="float" office:value="13.7999999999998" calcext:value-type="float">
            <text:p>13.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459923" calcext:value-type="float">
            <text:p>0.045992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2" calcext:value-type="float">
            <text:p>2.51142E-05</text:p>
          </table:table-cell>
          <table:table-cell/>
          <table:table-cell table:formula="of:=([.H19]-[.F19])*1000000000" office:value-type="float" office:value="13.6999999999995" calcext:value-type="float">
            <text:p>13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611695" calcext:value-type="float">
            <text:p>0.06116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1" calcext:value-type="float">
            <text:p>2.51141E-05</text:p>
          </table:table-cell>
          <table:table-cell/>
          <table:table-cell table:formula="of:=([.H20]-[.F20])*1000000000" office:value-type="float" office:value="13.5999999999993" calcext:value-type="float">
            <text:p>13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813551" calcext:value-type="float">
            <text:p>0.081355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1" calcext:value-type="float">
            <text:p>2.51141E-05</text:p>
          </table:table-cell>
          <table:table-cell/>
          <table:table-cell table:formula="of:=([.H21]-[.F21])*1000000000" office:value-type="float" office:value="13.5999999999993" calcext:value-type="float">
            <text:p>13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8202" calcext:value-type="float">
            <text:p>0.108202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1" calcext:value-type="float">
            <text:p>2.51141E-05</text:p>
          </table:table-cell>
          <table:table-cell/>
          <table:table-cell table:formula="of:=([.H22]-[.F22])*1000000000" office:value-type="float" office:value="13.5999999999993" calcext:value-type="float">
            <text:p>13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43908" calcext:value-type="float">
            <text:p>0.14390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1" calcext:value-type="float">
            <text:p>2.51141E-05</text:p>
          </table:table-cell>
          <table:table-cell/>
          <table:table-cell table:formula="of:=([.H23]-[.F23])*1000000000" office:value-type="float" office:value="13.5999999999993" calcext:value-type="float">
            <text:p>13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91398" calcext:value-type="float">
            <text:p>0.19139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2" calcext:value-type="float">
            <text:p>2.51142E-05</text:p>
          </table:table-cell>
          <table:table-cell/>
          <table:table-cell table:formula="of:=([.H24]-[.F24])*1000000000" office:value-type="float" office:value="13.6999999999995" calcext:value-type="float">
            <text:p>13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54559" calcext:value-type="float">
            <text:p>0.25455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4" calcext:value-type="float">
            <text:p>2.51144E-05</text:p>
          </table:table-cell>
          <table:table-cell/>
          <table:table-cell table:formula="of:=([.H25]-[.F25])*1000000000"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338563" calcext:value-type="float">
            <text:p>0.33856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47" calcext:value-type="float">
            <text:p>2.51147E-05</text:p>
          </table:table-cell>
          <table:table-cell/>
          <table:table-cell table:formula="of:=([.H26]-[.F26])*1000000000" office:value-type="float" office:value="14.2000000000006" calcext:value-type="float">
            <text:p>14.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50288" calcext:value-type="float">
            <text:p>0.45028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52" calcext:value-type="float">
            <text:p>2.51152E-05</text:p>
          </table:table-cell>
          <table:table-cell/>
          <table:table-cell table:formula="of:=([.H27]-[.F27])*1000000000" office:value-type="float" office:value="14.6999999999984" calcext:value-type="float">
            <text:p>14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598883" calcext:value-type="float">
            <text:p>0.59888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6" calcext:value-type="float">
            <text:p>0.000025116</text:p>
          </table:table-cell>
          <table:table-cell/>
          <table:table-cell table:formula="of:=([.H28]-[.F28])*1000000000" office:value-type="float" office:value="15.5000000000001" calcext:value-type="float">
            <text:p>15.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796514" calcext:value-type="float">
            <text:p>0.796514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69" calcext:value-type="float">
            <text:p>2.51169E-05</text:p>
          </table:table-cell>
          <table:table-cell/>
          <table:table-cell table:formula="of:=([.H29]-[.F29])*1000000000" office:value-type="float" office:value="16.3999999999987" calcext:value-type="float">
            <text:p>16.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05936" calcext:value-type="float">
            <text:p>1.05936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8" calcext:value-type="float">
            <text:p>0.000025118</text:p>
          </table:table-cell>
          <table:table-cell/>
          <table:table-cell table:formula="of:=([.H30]-[.F30])*1000000000" office:value-type="float" office:value="17.5000000000011" calcext:value-type="float">
            <text:p>17.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40895" calcext:value-type="float">
            <text:p>1.408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92" calcext:value-type="float">
            <text:p>2.51192E-05</text:p>
          </table:table-cell>
          <table:table-cell/>
          <table:table-cell table:formula="of:=([.H31]-[.F31])*1000000000" office:value-type="float" office:value="18.7000000000003" calcext:value-type="float">
            <text:p>18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87391" calcext:value-type="float">
            <text:p>1.8739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202" calcext:value-type="float">
            <text:p>2.51202E-05</text:p>
          </table:table-cell>
          <table:table-cell/>
          <table:table-cell table:formula="of:=([.H32]-[.F32])*1000000000" office:value-type="float" office:value="19.6999999999991" calcext:value-type="float">
            <text:p>19.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MAX([.J17:.J32])-MIN([.J17:.J32])" office:value-type="float" office:value="6.09999999999982" calcext:value-type="float">
            <text:p>6.1</text:p>
          </table:table-cell>
        </table:table-row>
      </table:table>
      <table:named-expressions/>
      <table:database-ranges>
        <table:database-range table:name="__Anonymous_Sheet_DB__0" table:target-range-address="walk_results.A17:walk_results.H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3:12:17.464470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13:14:28.000917785</dc:date>
    <meta:editing-duration>PT6M13S</meta:editing-duration>
    <meta:editing-cycles>2</meta:editing-cycles>
    <meta:generator>LibreOffice/5.0.6.2$Linux_X86_64 LibreOffice_project/00$Build-2</meta:generator>
    <meta:document-statistic meta:table-count="1" meta:cell-count="2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2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413cm" svg:height="21.845cm" xlink:href=".." xlink:type="simple" chart:class="chart:scatter" chart:style-name="ch1">
        <chart:plot-area chart:style-name="ch2" table:cell-range-address="walk_results.D17:walk_results.D32 walk_results.J17:walk_results.J32" svg:x="1.603cm" svg:y="0.436cm" svg:width="27.222cm" svg:height="19.988cm">
          <chartooo:coordinate-region svg:x="2.228cm" svg:y="0.637cm" svg:width="26.502cm" svg:height="19.136cm"/>
          <chart:axis chart:dimension="x" chart:name="primary-x" chart:style-name="ch3">
            <chart:title svg:x="14.167cm" svg:y="20.86cm" chart:style-name="ch4">
              <text:p>Amplitude (V)</text:p>
            </chart:title>
          </chart:axis>
          <chart:axis chart:dimension="y" chart:name="primary-y" chart:style-name="ch5">
            <chart:title svg:x="0.451cm" svg:y="12.145cm" chart:style-name="ch6">
              <text:p>Propogation delay (ns)</text:p>
            </chart:title>
            <chart:grid chart:style-name="ch7" chart:class="major"/>
          </chart:axis>
          <chart:series chart:style-name="ch8" chart:values-cell-range-address="walk_results.J17:walk_results.J32" chart:class="chart:scatter">
            <chart:domain table:cell-range-address="walk_results.D17:walk_results.D32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0009">
                <text:p>0.0260009</text:p>
                <draw:g>
                  <svg:desc>walk_results.D17:walk_results.D32</svg:desc>
                </draw:g>
              </table:table-cell>
              <table:table-cell office:value-type="float" office:value="13.7999999999998">
                <text:p>13.7999999999998</text:p>
                <draw:g>
                  <svg:desc>walk_results.J17:walk_results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5809">
                <text:p>0.0345809</text:p>
              </table:table-cell>
              <table:table-cell office:value-type="float" office:value="13.7999999999998">
                <text:p>13.79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9923">
                <text:p>0.0459923</text:p>
              </table:table-cell>
              <table:table-cell office:value-type="float" office:value="13.6999999999995">
                <text:p>13.699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1695">
                <text:p>0.0611695</text:p>
              </table:table-cell>
              <table:table-cell office:value-type="float" office:value="13.5999999999993">
                <text:p>13.5999999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3551">
                <text:p>0.0813551</text:p>
              </table:table-cell>
              <table:table-cell office:value-type="float" office:value="13.5999999999993">
                <text:p>13.5999999999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202">
                <text:p>0.108202</text:p>
              </table:table-cell>
              <table:table-cell office:value-type="float" office:value="13.5999999999993">
                <text:p>13.5999999999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3908">
                <text:p>0.143908</text:p>
              </table:table-cell>
              <table:table-cell office:value-type="float" office:value="13.5999999999993">
                <text:p>13.5999999999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1398">
                <text:p>0.191398</text:p>
              </table:table-cell>
              <table:table-cell office:value-type="float" office:value="13.6999999999995">
                <text:p>13.699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559">
                <text:p>0.25455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563">
                <text:p>0.338563</text:p>
              </table:table-cell>
              <table:table-cell office:value-type="float" office:value="14.2000000000006">
                <text:p>14.2000000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288">
                <text:p>0.450288</text:p>
              </table:table-cell>
              <table:table-cell office:value-type="float" office:value="14.6999999999984">
                <text:p>14.699999999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8883">
                <text:p>0.598883</text:p>
              </table:table-cell>
              <table:table-cell office:value-type="float" office:value="15.5000000000001">
                <text:p>15.5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6514">
                <text:p>0.796514</text:p>
              </table:table-cell>
              <table:table-cell office:value-type="float" office:value="16.3999999999987">
                <text:p>16.3999999999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936">
                <text:p>1.05936</text:p>
              </table:table-cell>
              <table:table-cell office:value-type="float" office:value="17.5000000000011">
                <text:p>17.5000000000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895">
                <text:p>1.40895</text:p>
              </table:table-cell>
              <table:table-cell office:value-type="float" office:value="18.7000000000003">
                <text:p>18.7000000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391">
                <text:p>1.87391</text:p>
              </table:table-cell>
              <table:table-cell office:value-type="float" office:value="19.6999999999991">
                <text:p>19.6999999999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